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</text:p>
      <text:p text:style-name="Text_20_body">Date:</text:p>
      <text:p text:style-name="Text_20_body">Time:</text:p>
      <text:p text:style-name="Text_20_body">Facilitator: <text:span text:style-name="T1">meeting leader</text:span></text:p>
      <text:p text:style-name="Text_20_body">Participants:</text:p>
      <text:list text:style-name="L1">
        <text:list-item>
          <text:p text:style-name="P1">Objectives (5 min)</text:p>
          <text:p text:style-name="P1">Resolve any issues preventing the team to continue (this should be possible to verify at next meeting, short clear description, use issues from project site).</text:p>
        </text:list-item>
        <text:list-item>
          <text:p text:style-name="P1">Reports (15 min)</text:p>
          <text:p text:style-name="P1">From previous meetings, solved issues, e. t. c. , see 4</text:p>
        </text:list-item>
        <text:list-item>
          <text:p text:style-name="P1">Discussion items (35 min)</text:p>
          <text:list>
            <text:list-item>
              <text:p text:style-name="P1">How do we do...?</text:p>
            </text:list-item>
            <text:list-item>
              <text:p text:style-name="P1">What to do...?</text:p>
            </text:list-item>
            <text:list-item>
              <text:p text:style-name="P1">Why is...?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It's decided that only a single .... (add to Wiki, Possible RAD)</text:p>
            </text:list-item>
            <text:list-item>
              <text:p text:style-name="P1">Peter should....</text:p>
            </text:list-item>
            <text:list-item>
              <text:p text:style-name="P1">Anna should...</text:p>
            </text:list-item>
          </text:list>
        </text:list-item>
        <text:list-item>
          <text:p text:style-name="P1">Wrap up</text:p>
          <text:list>
            <text:list-item>
              <text:p text:style-name="P1">Unsolved ...</text:p>
            </text:list-item>
            <text:list-item>
              <text:p text:style-name="P1">Next meeting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10-02-02T18:35:41</meta:creation-date>
    <dc:date>2010-02-03T13:10:20</dc:date>
    <meta:editing-cycles>6</meta:editing-cycles>
    <meta:editing-duration>PT15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88" meta:character-count="543"/>
  </office:meta>
</office:document-meta>
</file>